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3"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 style:family="paragraph" style:parent-style-name="Standard" style:list-style-name="L2">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5" style:family="paragraph" style:parent-style-name="Standard">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list-style-name="L1">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list-style-name="L3">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text-properties fo:font-style="normal" style:text-underline-style="none" fo:font-weight="bold" style:font-style-asian="normal" style:font-weight-asian="bold" style:font-style-complex="normal" style:font-weight-complex="bold"/>
    </style:style>
    <style:style style:name="T1" style:family="text">
      <style:text-properties fo:font-style="italic" style:text-underline-style="none" style:font-style-asian="italic" style:font-style-complex="italic"/>
    </style:style>
    <style:style style:name="T2" style:family="text">
      <style:text-properties style:text-underline-style="none" fo:font-weight="normal" style:font-weight-asian="normal" style:font-weight-complex="normal"/>
    </style:style>
    <style:style style:name="T3"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ARROLLO DE 2 APLICACIONES PARA PROYECTO DE FIN DE CURSO</text:p>
      <text:p text:style-name="Standard"/>
      <text:p text:style-name="Standard">SEGUIMIENTO DE DISPOSITIVOS MOVILES POR GPS Y AUDITORIA</text:p>
      <text:p text:style-name="Standard">-1 Aplicacion en Android de seguimiento de personas atraves de su movil.</text:p>
      <text:p text:style-name="Standard">Descripción:</text:p>
      <text:p text:style-name="Standard">La aplicación actuara como un servicio en background que registrará las coordenadas</text:p>
      <text:p text:style-name="Standard">de su situacion cada X tiempo o cuando realice/reciba una llamada de teléfono, estas</text:p>
      <text:p text:style-name="Standard">se almacenarán en una fichero y serán transmitidas cada X tiempo hasta</text:p>
      <text:p text:style-name="Standard">sincornizarse los datos completamente con una base de datos MySql externa.</text:p>
      <text:p text:style-name="Standard">Adicionalmente, una web mostrara la posicion / tracking de los numeros de </text:p>
      <text:p text:style-name="Standard">telefono en un mapa de google.</text:p>
      <text:p text:style-name="Standard">También registrará las llamadas entrantes/salientes en un fichero que tambien se sincornnizara</text:p>
      <text:p text:style-name="Standard">con una base de datos MySQL. </text:p>
      <text:p text:style-name="Standard"/>
      <text:p text:style-name="Standard"/>
      <text:p text:style-name="Standard">INTERFAZ DE INVENTARIO DE ALMACENES “Inventaria2”</text:p>
      <text:p text:style-name="Standard">-2 Aplicacion en Android <text:s/>que registre el inventario de un almacen</text:p>
      <text:p text:style-name="Standard">mediante una base de datos SQLiteo, este archivo se sincronizará con una base</text:p>
      <text:p text:style-name="Standard">de datos externa configurble, es decir, la base de datos contra la que se programe sera</text:p>
      <text:p text:style-name="Standard">seleccionable, puediendo ser MySql, SQLserver, //ersión de pago: Oracle y Postgre.</text:p>
      <text:p text:style-name="Standard"/>
      <text:p text:style-name="P2">Interfaz gráfica y funcionalidad</text:p>
      <text:p text:style-name="P5">-Se compone de un logo de presentación, donde aparece el nombre de la aplicación mientras se cargan componentes</text:p>
      <text:list xml:id="list1302477817" text:style-name="L1">
        <text:list-item>
          <text:p text:style-name="P6">Carga de componentes:</text:p>
          <text:list>
            <text:list-item>
              <text:p text:style-name="P6">Comprobar si están configurados los parametros de conexión de la base de datos. (Usuario, la conraseña, la IP, ALMACÉN, usuario de sesión, etc...) esto se implementará con las preferencias que da el entorno android, en adelante EDA.</text:p>
            </text:list-item>
            <text:list-item>
              <text:p text:style-name="P6">Conexione a bases de datos, comprobar si hay conexión, si están sincronizados los datose inicialización de interfaz gráfica</text:p>
            </text:list-item>
          </text:list>
        </text:list-item>
      </text:list>
      <text:p text:style-name="P3">Interfaz gráfica</text:p>
      <text:p text:style-name="P5">Al inicio de la aplicación, se abrirá un diaogbox preguntando por el usuario y contraseña.</text:p>
      <text:list xml:id="list2019533654" text:style-name="L2">
        <text:list-item>
          <text:p text:style-name="P4"><text:span text:style-name="T2">Se compone de dos pestañas 'Inventario' y 'Configuación'</text:span></text:p>
        </text:list-item>
      </text:list>
      <text:p text:style-name="P3"><text:span text:style-name="T2"/></text:p>
      <text:p text:style-name="P3">Inventario:</text:p>
      <text:p text:style-name="P5">Si no están configuados todos los parámetros de <text:s/>la petaña 'Configuación', la interfaz de esa pestaña (Inventario) estará deshabilitada.</text:p>
      <text:p text:style-name="P5">Tenemos un objeto GRID donde se insertan los artículos a inventariar, los campos serán: 'código e artículo', 'descripción' 'stock','contado' y 'lote'.</text:p>
      <text:p text:style-name="P5">Eventos y caracteística de esta interfaz:</text:p>
      <text:p text:style-name="P5"/>
      <text:p text:style-name="P5">-El foco de introducción de datos, siempre estará sobre el campo 'código de artículo'. </text:p>
      <text:p text:style-name="P5">Tras su intruducción, se moverá automátcamente al campo contado y conultará en la base de datos su descripción a ser posible y el stock actual que se reflejará en el mismo campo stock.</text:p>
      <text:p text:style-name="P5">Tras introducir el dato en el campo contado, creará un siguiente registro en el grid, volviendo el foco al campo 'código de artículo'.</text:p>
      <text:p text:style-name="P5"/>
      <text:p text:style-name="P5">-Si se introduce un mismo código de artículo con un mismo lote o lote nulo ya existente en nuestra lista grid (base de datos local), se sumará <text:s/>automáticamente el campo contado, situándose sobre esta registroencontrado y poniendo el foco obre el campo 'código de atículo'.</text:p>
      <text:p text:style-name="P5">-Se pondrá un botón “Sincronizar” que trate de sincronizar de manera manual los datos locales con la base de datos remota.</text:p>
      <text:p text:style-name="P5"><text:soft-page-break/>-Se pondrá un botón “Borrar registro”.</text:p>
      <text:p text:style-name="P5">-Se pondrá un botón “Descartar inventario”, para borrar todo el listado previo cuadro de dialogo que confime la intención del uuario de hacerlo.</text:p>
      <text:p text:style-name="P5"/>
      <text:p text:style-name="P5">-El estado de la sincronización se mostrará, con un círculo que cambia de verde a rojo. Cuando está rojo ha habido <text:s/>un problema de sincronización y cuando está verde todo está correcto.</text:p>
      <text:p text:style-name="P5">-Las sincronizaciones no manuales, se producen por los siguiente eventos:</text:p>
      <text:list xml:id="list247034589" text:style-name="L3">
        <text:list-item>
          <text:p text:style-name="P7">Al inicio de la aplicación (On create)</text:p>
        </text:list-item>
        <text:list-item>
          <text:p text:style-name="P7">Cada vez <text:s/>que se inserta un nuevo registro (insert en SQLITE local).</text:p>
        </text:list-item>
        <text:list-item>
          <text:p text:style-name="P7">Al cierre de la aplicación preguntará si quiere Validar el inventario y entonces, se sincronizarán los datos con el remoto y borrará todos los registros sincronizados correctamente, en caso de haber registros no sincronizados, avisará del número de registros no sincronizados y los guardará para una siguiente sesión para tratar de sincronizarlos nuevamente. (implementar en todos los métodos posibles de salida o interrupción de la aplicación: OnPause, OnStop).</text:p>
        </text:list-item>
      </text:list>
      <text:p text:style-name="P5"/>
      <text:p text:style-name="P3">-Clases y procesos necesarios</text:p>
      <text:p text:style-name="P3">Variables y objetos globales</text:p>
      <text:p text:style-name="P5">SQLmanager Remoto, Local.</text:p>
      <text:p text:style-name="P5"/>
      <text:p text:style-name="P8">-Clase SQLmanager</text:p>
      <text:p text:style-name="P8">Métodos:</text:p>
      <text:p text:style-name="P5">-conexión instancia un objeto de la librería android de JDBC que estará disponible para toda las clases coon los parametros de la pestaña configuración.</text:p>
      <text:p text:style-name="P5">-Tener en cuenta el usuario de sesión</text:p>
      <text:p text:style-name="P5">-conectado (boolean), si se ha establecido conexión, true. Si no, false</text:p>
      <text:p text:style-name="P8"/>
      <text:p text:style-name="P8">-Clase sincronización</text:p>
      <text:p text:style-name="P5">Se ocupa de mantener los datos sincronizados del dispositivo, con la base de datos. Para ello, instanciará los objetos de conexión necesarios, iterará sobre lo registros locales para ir actualizando la base de <text:s/>dato remota y comprobará su correcta inserción en la base de datos remota antes de marcar el <text:s/>registro como sincronizado.</text:p>
      <text:p text:style-name="P5"/>
      <text:p text:style-name="P5">¿Estática o dinámica?</text:p>
      <text:p text:style-name="P5"/>
      <text:p text:style-name="P8">Métodos:</text:p>
      <text:p text:style-name="P8"><text:span text:style-name="T3">-Sincronizar (main): ejecutará <text:s/>todos los métodos de la clase para llevar a cabo la sincronización de datos</text:span></text:p>
      <text:p text:style-name="P8"><text:span text:style-name="T3">- Sincronizado (boolean). Devuelve si un registro se ha sincronizado correctamente.</text:span></text:p>
      <text:p text:style-name="P8"><text:span text:style-name="T3">{</text:span></text:p>
      <text:p text:style-name="P8"><text:span text:style-name="T3">public boolean sincronizado() {</text:span></text:p>
      <text:p text:style-name="P8"><text:span text:style-name="T3">boolean ret = false;</text:span></text:p>
      <text:p text:style-name="P8"><text:span text:style-name="T3"/></text:p>
      <text:p text:style-name="P8"><text:span text:style-name="T3">// en nuestro clase SQLmanager</text:span></text:p>
      <text:p text:style-name="P8"><text:span text:style-name="T3"><text:tab/>REPLACE INTO TABLAINVENTARIO (RECID <text:s/>será nuestroPrimary Key, compuesto por <text:tab/>parámetro almacén y un número <text:s/>incremental: </text:span></text:p>
      <text:p text:style-name="P8"><text:span text:style-name="T3"><text:tab/>EJ: Almacén := ALM_A el número secuencial será: ALM_A1, <text:s/>ALM_A2... etc)</text:span></text:p>
      <text:p text:style-name="P8"><text:span text:style-name="T3"><text:tab/></text:span></text:p>
      <text:p text:style-name="P8"><text:span text:style-name="T3"><text:tab/>Consultar el regitro en la base de datos externa para comprobar si se ha escrito</text:span></text:p>
      <text:p text:style-name="P8"><text:span text:style-name="T3">if (validar() == true)</text:span></text:p>
      <text:p text:style-name="P8"><text:span text:style-name="T3">ret = true;</text:span></text:p>
      <text:p text:style-name="P8"><text:span text:style-name="T3">return ret;</text:span></text:p>
      <text:p text:style-name="P8"><text:soft-page-break/><text:span text:style-name="T3">}</text:span></text:p>
      <text:p text:style-name="P8"><text:span text:style-name="T3">}</text:span></text:p>
      <text:p text:style-name="P8"><text:span text:style-name="T3"/></text:p>
      <text:p text:style-name="P8"><text:span text:style-name="T3">-Validar (boolean): cosulta la base de datos para verificar si un registro se ha ecrito ya, tomando como parámetro el campo RECID.</text:span></text:p>
      <text:p text:style-name="P8"><text:span text:style-name="T3"/></text:p>
      <text:p text:style-name="P8"><text:span text:style-name="T3">public boolean validar(RECID _RECID) {</text:span></text:p>
      <text:p text:style-name="P8"><text:span text:style-name="T3">boolean ret = false;</text:span></text:p>
      <text:p text:style-name="P8"><text:span text:style-name="T3">// conusultamos la base de datos con el parametro _RECID</text:span></text:p>
      <text:p text:style-name="P8"><text:span text:style-name="T3">// select RECID from TABLAINVENTARIO where RECID==_RECID</text:span></text:p>
      <text:p text:style-name="P8"><text:span text:style-name="T3">if(objetoManipulaorDeDatos.exist())</text:span></text:p>
      <text:p text:style-name="P8"><text:span text:style-name="T3">ret = true;</text:span></text:p>
      <text:p text:style-name="P8"><text:span text:style-name="T3">return ret;</text:span></text:p>
      <text:p text:style-name="P8"><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7T13:54:37.109974093</meta:creation-date>
    <dc:date>2014-11-07T19:53:50</dc:date>
    <meta:editing-duration>PT2H37M27S</meta:editing-duration>
    <meta:editing-cycles>7</meta:editing-cycles>
    <meta:generator>LibreOffice/3.5$Linux_x86 LibreOffice_project/350m1$Build-2</meta:generator>
    <dc:creator>jules </dc:creator>
    <meta:document-statistic meta:table-count="0" meta:image-count="0" meta:object-count="0" meta:page-count="3" meta:paragraph-count="77" meta:word-count="890" meta:character-count="5630" meta:non-whitespace-character-count="4803"/>
  </office:meta>
</office:document-meta>
</file>